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ielo | La parte atmosferica che si estende sopra la Terra.</text:p>
        </text:list-item>
        <text:list-item>
          <text:p text:style-name="P1">Felicità | Stato di contentezza e soddisfazione.</text:p>
        </text:list-item>
        <text:list-item>
          <text:p text:style-name="P1">Viaggio | Spostamento da un luogo a un altro.</text:p>
        </text:list-item>
        <text:list-item>
          <text:p text:style-name="P1">Libertà | Condizione di chi non è vincolato o limitato.</text:p>
        </text:list-item>
        <text:list-item>
          <text:p text:style-name="P1">Amore | Sentimento profondo di affetto e attaccamento.</text:p>
        </text:list-item>
        <text:list-item>
          <text:p text:style-name="P1">Natura | L insieme degli elementi e fenomeni del mondo fisico.</text:p>
        </text:list-item>
        <text:list-item>
          <text:p text:style-name="P1">Mistero | Qualcosa di oscuro e incomprensibile.</text:p>
        </text:list-item>
        <text:list-item>
          <text:p text:style-name="P1">Musica | Arte che utilizza suoni e silenzi per esprimere emozioni.</text:p>
        </text:list-item>
        <text:list-item>
          <text:p text:style-name="P1">Tempo | Concetto che indica la durata degli eventi.</text:p>
        </text:list-item>
        <text:list-item>
          <text:p text:style-name="P1">Sogno | Esperienza mentale che si svolge durante il sonno.</text:p>
        </text:list-item>
        <text:list-item>
          <text:p text:style-name="P1">Arte | Espressione creativa della propria visione del mondo.</text:p>
        </text:list-item>
        <text:list-item>
          <text:p text:style-name="P1">Pace | Condizione di serenità e assenza di conflitti.</text:p>
        </text:list-item>
        <text:list-item>
          <text:p text:style-name="P1">Inverno | La stagione più fredda dell anno.</text:p>
        </text:list-item>
        <text:list-item>
          <text:p text:style-name="P1">Evoluzione | Processo di cambiamento graduale nel tempo.</text:p>
        </text:list-item>
        <text:list-item>
          <text:p text:style-name="P1">Tecnologia | Applicazione delle conoscenze scientifiche per risolvere problemi.</text:p>
        </text:list-item>
        <text:list-item>
          <text:p text:style-name="P1">Sole | La stella che fornisce luce e calore al nostro pianeta.</text:p>
        </text:list-item>
        <text:list-item>
          <text:p text:style-name="P1">Giustizia | Principio morale che determina ciò che è giusto o sbagliato.</text:p>
        </text:list-item>
        <text:list-item>
          <text:p text:style-name="P1">Speranza | Attesa fiduciosa di un futuro migliore.</text:p>
        </text:list-item>
        <text:list-item>
          <text:p text:style-name="P1">Cultura | L insieme di conoscenze, credenze, e comportamenti di un gruppo.</text:p>
        </text:list-item>
        <text:list-item>
          <text:p text:style-name="P1">Famiglia | Gruppo di persone legate da vincoli di parentela o affetto.</text:p>
        </text:list-item>
        <text:list-item>
          <text:p text:style-name="P1">Storia | Studio degli eventi passati dell umanità.</text:p>
        </text:list-item>
        <text:list-item>
          <text:p text:style-name="P1">Spazio | Estensione illimitata in cui si trovano tutti gli oggetti.</text:p>
        </text:list-item>
        <text:list-item>
          <text:p text:style-name="P1">Futuro | Il periodo che viene dopo il presente.</text:p>
        </text:list-item>
        <text:list-item>
          <text:p text:style-name="P1">Libertà | Condizione di non essere sottoposti a costrizioni.</text:p>
        </text:list-item>
        <text:list-item>
          <text:p text:style-name="P1">Sostenibilità | Capacità di mantenere e conservare risorse senza esaurirle.</text:p>
        </text:list-item>
        <text:list-item>
          <text:p text:style-name="P1">Coraggio | Capacità di affrontare le difficoltà senza paura.</text:p>
        </text:list-item>
        <text:list-item>
          <text:p text:style-name="P1">Conoscenza | Insieme di informazioni apprese tramite lo studio e l esperienza.</text:p>
        </text:list-item>
        <text:list-item>
          <text:p text:style-name="P1">Resilienza | Capacità di adattarsi e superare situazioni difficili.</text:p>
        </text:list-item>
        <text:list-item>
          <text:p text:style-name="P1">Creatività | Facoltà di inventare cose nuove o originali.</text:p>
        </text:list-item>
        <text:list-item>
          <text:p text:style-name="P1">Bellezza | Qualità che suscita ammirazione o piacere estetico.</text:p>
        </text:list-item>
        <text:list-item>
          <text:p text:style-name="P1">Memoria | Capacità di conservare e ricordare informazioni.</text:p>
        </text:list-item>
        <text:list-item>
          <text:p text:style-name="P1">Immaginazione | Capacità di formare immagini mentali non presenti nel momento.</text:p>
        </text:list-item>
        <text:list-item>
          <text:p text:style-name="P1">Solidarietà | Aiuto reciproco tra persone o gruppi.</text:p>
        </text:list-item>
        <text:list-item>
          <text:p text:style-name="P1">Libri | Raccolte di pagine scritte che trattano vari argomenti.</text:p>
        </text:list-item>
        <text:list-item>
          <text:p text:style-name="P1">Amicizia | Relazione affettuosa e di sostegno tra due persone.</text:p>
        </text:list-item>
        <text:list-item>
          <text:p text:style-name="P1">Oceano | Grande distesa di acqua salata che copre gran parte della Terra.</text:p>
        </text:list-item>
        <text:list-item>
          <text:p text:style-name="P1">Montagna | Elevazione naturale della superficie terrestre.</text:p>
        </text:list-item>
        <text:list-item>
          <text:p text:style-name="P1">Città | Grande centro abitato, spesso con infrastrutture complesse.</text:p>
        </text:list-item>
        <text:list-item>
          <text:p text:style-name="P1">Sorriso | Espressione facciale che indica felicità o cortesia.</text:p>
        </text:list-item>
        <text:list-item>
          <text:p text:style-name="P1">Memoria | Funzione del cervello che conserva esperienze e informazioni.</text:p>
        </text:list-item>
        <text:list-item>
          <text:p text:style-name="P1">Successo | Risultato positivo ottenuto dopo uno sforzo o impegno.</text:p>
        </text:list-item>
        <text:list-item>
          <text:p text:style-name="P1">Gioco | Attività ludica, spesso praticata per divertimento.</text:p>
        </text:list-item>
        <text:list-item>
          <text:p text:style-name="P1">Verità | Conformità a ciò che è reale o accaduto.</text:p>
        </text:list-item>
        <text:list-item>
          <text:p text:style-name="P1">Riflessione | Pensiero profondo su un tema o situazione.</text:p>
        </text:list-item>
        <text:list-item>
          <text:p text:style-name="P1">Sfida | Compito che richiede impegno o coraggio per essere affrontato.</text:p>
        </text:list-item>
        <text:list-item>
          <text:p text:style-name="P1">Dialogo | Scambio di opinioni o idee tra due o più persone.</text:p>
        </text:list-item>
        <text:list-item>
          <text:p text:style-name="P1">Scienza | Conoscenza derivante dall osservazione e dalla sperimentazione.</text:p>
        </text:list-item>
        <text:list-item>
          <text:p text:style-name="P1">Poesia | Forma di espressione letteraria che usa il linguaggio in modo artistico.</text:p>
        </text:list-item>
        <text:list-item>
          <text:p text:style-name="P1">Futuro | Il tempo che verrà dopo il presente.</text:p>
        </text:list-item>
        <text:list-item>
          <text:p text:style-name="P1">Rispetto | Considerazione verso gli altri e le loro idee.</text:p>
        </text:list-item>
        <text:list-item>
          <text:p text:style-name="P1">Speranza | Attesa positiva e fiduciosa di eventi futuri.</text:p>
        </text:list-item>
        <text:list-item>
          <text:p text:style-name="P1">Intelligenza | Capacità di comprendere e risolvere problemi.</text:p>
        </text:list-item>
        <text:list-item>
          <text:p text:style-name="P1"><text:soft-page-break/>Curiosità | Desiderio di sapere e scoprire nuove cose.</text:p>
        </text:list-item>
        <text:list-item>
          <text:p text:style-name="P1">Libertà | Condizione di chi è privo di costrizioni.</text:p>
        </text:list-item>
        <text:list-item>
          <text:p text:style-name="P1">Avventura | Esperienza che implica rischio e scoperta.</text:p>
        </text:list-item>
        <text:list-item>
          <text:p text:style-name="P1">Obiettivo | Fine che si vuole raggiungere.</text:p>
        </text:list-item>
        <text:list-item>
          <text:p text:style-name="P1">Altruismo | Comportamento che cerca il bene degli altri.</text:p>
        </text:list-item>
        <text:list-item>
          <text:p text:style-name="P1">Tecnica | Metodo o abilità per fare qualcosa in modo efficace.</text:p>
        </text:list-item>
        <text:list-item>
          <text:p text:style-name="P1">Ricordo | Memoria di un evento passato.</text:p>
        </text:list-item>
        <text:list-item>
          <text:p text:style-name="P1">Felicità | Stato di benessere e appagamento.</text:p>
        </text:list-item>
        <text:list-item>
          <text:p text:style-name="P1">Equilibrio | Condizione di stabilità tra opposti o vari elementi.</text:p>
        </text:list-item>
        <text:list-item>
          <text:p text:style-name="P1">Risultato | Esito finale di un azione o processo.</text:p>
        </text:list-item>
        <text:list-item>
          <text:p text:style-name="P1">Condivisione | Atto di distribuire qualcosa con gli altri.</text:p>
        </text:list-item>
        <text:list-item>
          <text:p text:style-name="P1">Pianeta | Corpo celeste che orbita attorno a una stella, come la Terra.</text:p>
        </text:list-item>
        <text:list-item>
          <text:p text:style-name="P1">Sostenibilità | Capacità di svilupparsi senza esaurire risorse naturali.</text:p>
        </text:list-item>
        <text:list-item>
          <text:p text:style-name="P1">Scelta | Atto di decidere tra due o più opzioni.</text:p>
        </text:list-item>
        <text:list-item>
          <text:p text:style-name="P1">Responsabilità | Dovere di rispondere delle proprie azioni o decisioni.</text:p>
        </text:list-item>
        <text:list-item>
          <text:p text:style-name="P1">Determinazione | Capacità di mantenere fermamente l obiettivo, nonostante gli ostacoli.</text:p>
        </text:list-item>
        <text:list-item>
          <text:p text:style-name="P1">Indipendenza | Condizione di chi non dipende da altri, sia in ambito economico che decisionale.</text:p>
        </text:list-item>
        <text:list-item>
          <text:p text:style-name="P1">Sostenibilità | Capacità di svilupparsi senza compromettere le risorse naturali per le generazioni future.</text:p>
        </text:list-item>
        <text:list-item>
          <text:p text:style-name="P1">Intolleranza | Mancanza di rispetto verso le opinioni o le credenze di altre persone.</text:p>
        </text:list-item>
        <text:list-item>
          <text:p text:style-name="P1">Solidarietà | Aiuto reciproco tra persone o gruppi in difficoltà.</text:p>
        </text:list-item>
        <text:list-item>
          <text:p text:style-name="P1">Adattabilità | Capacità di adattarsi ai cambiamenti e alle circostanze diverse.</text:p>
        </text:list-item>
        <text:list-item>
          <text:p text:style-name="P1">Organizzazione | Atto di strutturare o pianificare in modo ordinato una serie di attività o eventi.</text:p>
        </text:list-item>
        <text:list-item>
          <text:p text:style-name="P1">Innovazione | Introduzione di nuove idee, metodi o dispositivi.</text:p>
        </text:list-item>
        <text:list-item>
          <text:p text:style-name="P1">Motivazione | Ragione che spinge una persona ad agire in un determinato modo.</text:p>
        </text:list-item>
        <text:list-item>
          <text:p text:style-name="P1">Procrastinazione | Tendenza a rimandare a più tardi ciò che si dovrebbe fare subito.</text:p>
        </text:list-item>
        <text:list-item>
          <text:p text:style-name="P1">Riconoscimento | Atto di riconoscere o premiare il valore o il merito di qualcuno.</text:p>
        </text:list-item>
        <text:list-item>
          <text:p text:style-name="P1">Comprensione | Capacità di afferrare il significato o la natura di qualcosa.</text:p>
        </text:list-item>
        <text:list-item>
          <text:p text:style-name="P1">Imparzialità | Condizione di chi non ha pregiudizi e tratta tutti in modo equo.</text:p>
        </text:list-item>
        <text:list-item>
          <text:p text:style-name="P1">Conservazione | Attività mirata a preservare, mantenere e proteggere qualcosa.</text:p>
        </text:list-item>
        <text:list-item>
          <text:p text:style-name="P1">Autocontrollo | Capacità di governare le proprie emozioni e azioni in modo razionale.</text:p>
        </text:list-item>
        <text:list-item>
          <text:p text:style-name="P1">Eccellenza | Qualità di essere al massimo livello in un determinato campo o attività.</text:p>
        </text:list-item>
        <text:list-item>
          <text:p text:style-name="P1">Raffinatezza | Qualità di essere elegante, sofisticato e di buon gusto.</text:p>
        </text:list-item>
        <text:list-item>
          <text:p text:style-name="P1">Indifferenza | Atteggiamento di chi non mostra interesse o preoccupazione per qualcosa.</text:p>
        </text:list-item>
        <text:list-item>
          <text:p text:style-name="P1">Autosufficienza | Capacità di provvedere da soli ai propri bisogni senza dipendere da altri.</text:p>
        </text:list-item>
        <text:list-item>
          <text:p text:style-name="P1">Transcendenza | Superamento dei limiti fisici e materiali, spesso legato a concetti spirituali.</text:p>
        </text:list-item>
        <text:list-item>
          <text:p text:style-name="P1">Partecipazione | Atto di prendere parte a un attività o evento.</text:p>
        </text:list-item>
        <text:list-item>
          <text:p text:style-name="P1">Collaborazione | Lavoro in comune tra due o più persone per raggiungere un obiettivo.</text:p>
        </text:list-item>
        <text:list-item>
          <text:p text:style-name="P1">Sopravvivenza | L atto di continuare a vivere o esistere nonostante le difficoltà o i pericoli.</text:p>
        </text:list-item>
        <text:list-item>
          <text:p text:style-name="P1">Proattività | Attitudine a prendere iniziative, invece di reagire passivamente agli eventi.</text:p>
        </text:list-item>
        <text:list-item>
          <text:p text:style-name="P1">Estemporaneità | Caratteristica di qualcosa che è fatto senza preparazione o in modo improvvisato.</text:p>
        </text:list-item>
        <text:list-item>
          <text:p text:style-name="P1">Comunicazione | Processo attraverso il quale si trasmettono informazioni, emozioni e pensieri.</text:p>
        </text:list-item>
        <text:list-item>
          <text:p text:style-name="P1">Sperimentazione | Processo di ricerca che implica la realizzazione di esperimenti per acquisire conoscenza.</text:p>
        </text:list-item>
        <text:list-item>
          <text:p text:style-name="P1">Rivalutazione | Atto di esaminare nuovamente una situazione o opinione per riconsiderarla.</text:p>
        </text:list-item>
        <text:list-item>
          <text:p text:style-name="P1">Consapevolezza | Capacità di essere coscienti di sé stessi e del proprio ambiente circostante.</text:p>
        </text:list-item>
        <text:list-item>
          <text:p text:style-name="P1">Discrezionalità | Libertà di decidere o scegliere senza restrizioni fisse.</text:p>
        </text:list-item>
        <text:list-item>
          <text:p text:style-name="P1">Amministrazione | Gestione e organizzazione di risorse, attività o entità.</text:p>
        </text:list-item>
        <text:list-item>
          <text:p text:style-name="P1"><text:soft-page-break/>Integrazione | Processo di combinare o unire parti diverse per formare un tutto armonioso.</text:p>
        </text:list-item>
        <text:list-item>
          <text:p text:style-name="P1">Sospensione | Interruzione temporanea di un attività o di un azione.</text:p>
        </text:list-item>
        <text:list-item>
          <text:p text:style-name="P1">Risolutezza | Determinazione nel prendere decisioni o nell affrontare situazioni difficili.</text:p>
        </text:list-item>
        <text:list-item>
          <text:p text:style-name="P1">Riconciliazione | Processo di risoluzione dei conflitti per ripristinare la pace o l armonia.</text:p>
        </text:list-item>
        <text:list-item>
          <text:p text:style-name="P1">Immaginazione | Capacità di formare idee e concetti mentali non direttamente derivati dalla realtà.</text:p>
        </text:list-item>
        <text:list-item>
          <text:p text:style-name="P1">Affidabilità | Qualità di essere degni di fiducia e di agire in modo coerente.</text:p>
        </text:list-item>
        <text:list-item>
          <text:p text:style-name="P1">Incessante | Che non si ferma, che continua senza interruzione.</text:p>
        </text:list-item>
        <text:list-item>
          <text:p text:style-name="P1">Meraviglia | Sensazione di stupore e ammirazione di fronte a qualcosa di straordinario.</text:p>
        </text:list-item>
        <text:list-item>
          <text:p text:style-name="P1">Irreversibilità | Qualità di ciò che non può essere invertito o modificato una volta accaduto.</text:p>
        </text:list-item>
        <text:list-item>
          <text:p text:style-name="P1">Competenze | Abilità e conoscenze necessarie per svolgere un attività in modo efficace.</text:p>
        </text:list-item>
        <text:list-item>
          <text:p text:style-name="P1">Ricostruzione | Atto di costruire nuovamente qualcosa che è stato distrutto o danneggiato.</text:p>
        </text:list-item>
        <text:list-item>
          <text:p text:style-name="P1">Perseveranza | Determinazione e costanza nel perseguire un obiettivo nonostante gli ostacoli.</text:p>
        </text:list-item>
        <text:list-item>
          <text:p text:style-name="P1">Trasformazione | Processo di cambiamento radicale, in un aspetto o nella natura di qualcosa.</text:p>
        </text:list-item>
        <text:list-item>
          <text:p text:style-name="P1">Competitività | Desiderio di ottenere un vantaggio sugli altri in un contesto di concorrenza.</text:p>
        </text:list-item>
        <text:list-item>
          <text:p text:style-name="P1">Sostenibilità | Capacità di un sistema o pratica di mantenersi senza esaurire risorse vitali.</text:p>
        </text:list-item>
        <text:list-item>
          <text:p text:style-name="P1">Riconciliazione | Atto di ripristinare l armonia dopo un conflitto o una divisione.</text:p>
        </text:list-item>
        <text:list-item>
          <text:p text:style-name="P1">Inaccessibilità | Caratteristica di essere difficile o impossibile da raggiungere o ottenere.</text:p>
        </text:list-item>
        <text:list-item>
          <text:p text:style-name="P1">Spontaneità | Tendenza a comportarsi in modo naturale e non pianificato.</text:p>
        </text:list-item>
        <text:list-item>
          <text:p text:style-name="P1">Meritocrazia | Sistema in cui i risultati o le posizioni sono determinati dal merito e dalle capacità.</text:p>
        </text:list-item>
        <text:list-item>
          <text:p text:style-name="P1">Imparzialità | Trattare tutti in modo equo, senza favoritismi o pregiudizi.</text:p>
        </text:list-item>
        <text:list-item>
          <text:p text:style-name="P1">Sopravvivenza | L atto di rimanere in vita nonostante difficoltà o pericoli.</text:p>
        </text:list-item>
        <text:list-item>
          <text:p text:style-name="P1">Benevolenza | Attitudine di chi è disposto ad agire con gentilezza e favore verso gli altri.</text:p>
        </text:list-item>
        <text:list-item>
          <text:p text:style-name="P1">Conseguenza | Risultato diretto di un azione o di un comportamento.</text:p>
        </text:list-item>
        <text:list-item>
          <text:p text:style-name="P1">Esplorazione | Attività di ricerca e scoperta di luoghi, concetti o fenomeni sconosciuti.</text:p>
        </text:list-item>
        <text:list-item>
          <text:p text:style-name="P1">Autenticità | Caratteristica di essere genuino e vero, senza alterazioni o imitazioni.</text:p>
        </text:list-item>
        <text:list-item>
          <text:p text:style-name="P1">Trasparenza | Qualità di essere chiari e aperti, senza nascondere informazioni.</text:p>
        </text:list-item>
        <text:list-item>
          <text:p text:style-name="P1">Imparzialità | Condizione di trattare tutte le parti in modo equo e senza pregiudizi.</text:p>
        </text:list-item>
        <text:list-item>
          <text:p text:style-name="P1">Semplicità | Caratteristica di essere chiari, senza complicazioni o eccessi.</text:p>
        </text:list-item>
        <text:list-item>
          <text:p text:style-name="P1">Capacità | Abilità o potere di fare qualcosa con competenza.</text:p>
        </text:list-item>
        <text:list-item>
          <text:p text:style-name="P1">Versatilità | Attitudine a adattarsi facilmente a situazioni diverse.</text:p>
        </text:list-item>
        <text:list-item>
          <text:p text:style-name="P1">Determinazione | Volontà di perseguire un obiettivo con fermezza e costanza.</text:p>
        </text:list-item>
        <text:list-item>
          <text:p text:style-name="P1">Riflessione | Pensiero approfondito e meditato su un argomento o esperienza.</text:p>
        </text:list-item>
        <text:list-item>
          <text:p text:style-name="P1">Sostenibilità | Capacità di mantenere un equilibrio, preservando risorse per le generazioni future.</text:p>
        </text:list-item>
        <text:list-item>
          <text:p text:style-name="P1">Cautela | Comportamento prudente per evitare rischi o danni.</text:p>
        </text:list-item>
        <text:list-item>
          <text:p text:style-name="P1">Empatia | Capacità di comprendere e condividere i sentimenti degli altri.</text:p>
        </text:list-item>
        <text:list-item>
          <text:p text:style-name="P1">Innovazione | Introduzione di nuove idee o soluzioni in un determinato campo.</text:p>
        </text:list-item>
        <text:list-item>
          <text:p text:style-name="P1"><text:soft-page-break/>Equità | Principio di giustizia che comporta il trattamento uguale e imparziale di tutte le persone.</text:p>
        </text:list-item>
        <text:list-item>
          <text:p text:style-name="P1">Abilità | Capacità di fare qualcosa con destrezza o competenza.</text:p>
        </text:list-item>
        <text:list-item>
          <text:p text:style-name="P1">Indipendenza | Condizione di chi non dipende da altri in vari aspetti della vita.</text:p>
        </text:list-item>
        <text:list-item>
          <text:p text:style-name="P1">Autonomia | Capacità di prendere decisioni e agire in modo indipendente.</text:p>
        </text:list-item>
        <text:list-item>
          <text:p text:style-name="P1">Riconoscimento | Atto di apprezzare e premiare i meriti o i successi altrui.</text:p>
        </text:list-item>
        <text:list-item>
          <text:p text:style-name="P1">Consapevolezza | Conoscenza e comprensione del proprio stato o della propria situazione.</text:p>
        </text:list-item>
        <text:list-item>
          <text:p text:style-name="P1">Abnegazione | Atteggiamento di sacrificio e dedizione per il bene degli altri.</text:p>
        </text:list-item>
        <text:list-item>
          <text:p text:style-name="P1">Concentrazione | Attenzione intensa e focalizzata su un attività o pensiero.</text:p>
        </text:list-item>
        <text:list-item>
          <text:p text:style-name="P1">Partecipazione | Atto di prendere parte a un attività o a un processo collettivo.</text:p>
        </text:list-item>
        <text:list-item>
          <text:p text:style-name="P1">Rivalutazione | Revisione o riconsiderazione di una situazione o di un opinione.</text:p>
        </text:list-item>
        <text:list-item>
          <text:p text:style-name="P1">Sincerenità | Qualità di essere genuini e onesti, senza falsità.</text:p>
        </text:list-item>
        <text:list-item>
          <text:p text:style-name="P1">Solitudine | Stato di chi è da solo, sia volontariamente che per necessità.</text:p>
        </text:list-item>
        <text:list-item>
          <text:p text:style-name="P1">Produttività | Capacità di ottenere risultati in modo efficiente e con il minimo spreco.</text:p>
        </text:list-item>
        <text:list-item>
          <text:p text:style-name="P1">Adattamento | Processo di modificare se stessi o qualcosa per adattarsi a nuove condizioni.</text:p>
        </text:list-item>
        <text:list-item>
          <text:p text:style-name="P1">Veridicità | Qualità di essere vero, conforme alla realtà o ai fatti.</text:p>
        </text:list-item>
        <text:list-item>
          <text:p text:style-name="P1">Flessibilità | Capacità di adattarsi facilmente a nuovi cambiamenti o situazioni.</text:p>
        </text:list-item>
        <text:list-item>
          <text:p text:style-name="P1">Vigilanza | Stato di attenta osservazione per prevenire rischi o pericoli.</text:p>
        </text:list-item>
        <text:list-item>
          <text:p text:style-name="P1">Resilienza | Capacità di riprendersi rapidamente dalle difficoltà o traumi.</text:p>
        </text:list-item>
        <text:list-item>
          <text:p text:style-name="P1">Determinazione | Tenacia nel perseguire obiettivi nonostante le difficoltà.</text:p>
        </text:list-item>
        <text:list-item>
          <text:p text:style-name="P1">Stabilità | Condizione di essere saldo, senza cambiamenti bruschi o improvvisi.</text:p>
        </text:list-item>
        <text:list-item>
          <text:p text:style-name="P1">Rivalità | Relazione tra persone o gruppi che competono per ottenere lo stesso obiettivo.</text:p>
        </text:list-item>
        <text:list-item>
          <text:p text:style-name="P1">Previdenza | Capacità di pensare al futuro e agire di conseguenza per evitare problemi.</text:p>
        </text:list-item>
        <text:list-item>
          <text:p text:style-name="P1">Generosità | Atto di dare senza aspettarsi nulla in cambio.</text:p>
        </text:list-item>
        <text:list-item>
          <text:p text:style-name="P1">Trasformazione | Cambiamento radicale e completo di qualcosa o qualcuno.</text:p>
        </text:list-item>
        <text:list-item>
          <text:p text:style-name="P1">Convinzione | Fede o certezza in un idea, opinione o causa.</text:p>
        </text:list-item>
        <text:list-item>
          <text:p text:style-name="P1">Tolleranza | Disponibilità ad accettare le differenze e a rispettare opinioni o pratiche diverse.</text:p>
        </text:list-item>
        <text:list-item>
          <text:p text:style-name="P1">Coscienza | Conoscenza e consapevolezza delle proprie azioni, pensieri o dei diritti altrui.</text:p>
        </text:list-item>
        <text:list-item>
          <text:p text:style-name="P1">Sostenibilità | Capacità di mantenere un equilibrio che permetta di preservare le risorse naturali nel lungo periodo.</text:p>
        </text:list-item>
        <text:list-item>
          <text:p text:style-name="P1">Competenza | Abilità e conoscenza in un determinato campo o attività.</text:p>
        </text:list-item>
        <text:list-item>
          <text:p text:style-name="P1">Integrazione | Processo di unire diverse parti per formare un tutto armonioso.</text:p>
        </text:list-item>
        <text:list-item>
          <text:p text:style-name="P1">Autocontrollo | Capacità di gestire le proprie emozioni e comportamenti in modo equilibrato.</text:p>
        </text:list-item>
        <text:list-item>
          <text:p text:style-name="P1">Realizzazione | Conquista di un obiettivo o successo ottenuto dopo sforzo.</text:p>
        </text:list-item>
        <text:list-item>
          <text:p text:style-name="P1">Esigenza | Necessità o richiesta impellente di qualcosa.</text:p>
        </text:list-item>
        <text:list-item>
          <text:p text:style-name="P1">Intuizione | Capacità di comprendere immediatamente qualcosa senza bisogno di ragionamenti logici.</text:p>
        </text:list-item>
        <text:list-item>
          <text:p text:style-name="P1">Affidabilità | Qualità di una persona o cosa che può essere considerata sicura e degna di fiducia.</text:p>
        </text:list-item>
        <text:list-item>
          <text:p text:style-name="P1">Adrenalina | Sostanza chimica che viene prodotta dal corpo in risposta a situazioni stressanti o pericolose.</text:p>
        </text:list-item>
        <text:list-item>
          <text:p text:style-name="P1">Accoglienza | Atto di ricevere e trattare qualcuno in modo gentile e amichevole.</text:p>
        </text:list-item>
        <text:list-item>
          <text:p text:style-name="P1">Vulnerabilità | Condizione di essere esposti a danni, ferite o pericoli.</text:p>
        </text:list-item>
        <text:list-item>
          <text:p text:style-name="P1">Soggettività | La visione individuale o il punto di vista personale riguardo un tema o un esperienza.</text:p>
        </text:list-item>
        <text:list-item>
          <text:p text:style-name="P1"><text:soft-page-break/>Fede | Credenza profonda in qualcosa senza bisogno di prove concrete.</text:p>
        </text:list-item>
        <text:list-item>
          <text:p text:style-name="P1">Forza | Potenza fisica o mentale per affrontare situazioni difficili.</text:p>
        </text:list-item>
        <text:list-item>
          <text:p text:style-name="P1">Luce | Energia che consente di vedere, proviene da fonti come il sole.</text:p>
        </text:list-item>
        <text:list-item>
          <text:p text:style-name="P1">Gusto | Sensazione percepita attraverso la lingua, che distingue i sapori.</text:p>
        </text:list-item>
        <text:list-item>
          <text:p text:style-name="P1">Vita | Esistenza e attività degli esseri viventi.</text:p>
        </text:list-item>
        <text:list-item>
          <text:p text:style-name="P1">Tempo | Concetto che misura la durata degli eventi.</text:p>
        </text:list-item>
        <text:list-item>
          <text:p text:style-name="P1">Pace | Stato di tranquillità e assenza di conflitti.</text:p>
        </text:list-item>
        <text:list-item>
          <text:p text:style-name="P1">Fame | Sensazione di bisogno di cibo.</text:p>
        </text:list-item>
        <text:list-item>
          <text:p text:style-name="P1">Sogno | Esperienza mentale che si ha durante il sonno.</text:p>
        </text:list-item>
        <text:list-item>
          <text:p text:style-name="P1">Cuore | Organo che pompa il sangue nel corpo umano.</text:p>
        </text:list-item>
        <text:list-item>
          <text:p text:style-name="P1">Amore | Sentimento di affetto profondo verso qualcuno o qualcosa.</text:p>
        </text:list-item>
        <text:list-item>
          <text:p text:style-name="P1">Lacrima | Goccia di liquido che scende dall occhio, di solito per tristezza.</text:p>
        </text:list-item>
        <text:list-item>
          <text:p text:style-name="P1">Piano | Progetto o schema che descrive come realizzare qualcosa.</text:p>
        </text:list-item>
        <text:list-item>
          <text:p text:style-name="P1">Spazio | Estensione illimitata dove si trovano gli oggetti.</text:p>
        </text:list-item>
        <text:list-item>
          <text:p text:style-name="P1">Idea | Pensiero o concetto che nasce nella mente.</text:p>
        </text:list-item>
        <text:list-item>
          <text:p text:style-name="P1">Mente | Facoltà di pensare e percepire il mondo.</text:p>
        </text:list-item>
        <text:list-item>
          <text:p text:style-name="P1">Fiume | Corso d acqua che scorre verso il mare o un altro fiume.</text:p>
        </text:list-item>
        <text:list-item>
          <text:p text:style-name="P1">Piede | Parte del corpo umano che permette di camminare e stare in piedi.</text:p>
        </text:list-item>
        <text:list-item>
          <text:p text:style-name="P1">Aria | Miscela di gas che compone l atmosfera terrestre.</text:p>
        </text:list-item>
        <text:list-item>
          <text:p text:style-name="P1">Raggio | Linea di luce o di forza che si irradia da un punto.</text:p>
        </text:list-item>
        <text:list-item>
          <text:p text:style-name="P1">Sole | Stella che illumina e riscalda la Terra.</text:p>
        </text:list-item>
        <text:list-item>
          <text:p text:style-name="P1">Alba | Momento in cui il sole sorge e inizia un nuovo giorno.</text:p>
        </text:list-item>
        <text:list-item>
          <text:p text:style-name="P1">Cielo | La volta che sembra coprire la Terra, dove si trovano le nuvole e il sole.</text:p>
        </text:list-item>
        <text:list-item>
          <text:p text:style-name="P1">Porto | Luogo dove le navi attraccano per caricare o scaricare merci.</text:p>
        </text:list-item>
        <text:list-item>
          <text:p text:style-name="P1">Fede | Fiducia e convinzione in un principio, credenza o divinità.</text:p>
        </text:list-item>
        <text:list-item>
          <text:p text:style-name="P1">Muro | Struttura solida che separa o sostiene un ambiente.</text:p>
        </text:list-item>
        <text:list-item>
          <text:p text:style-name="P1">Vento | Movimento dell aria che può essere più o meno forte.</text:p>
        </text:list-item>
        <text:list-item>
          <text:p text:style-name="P1">Fiori | Pianti che producono petali colorati e odori piacevoli.</text:p>
        </text:list-item>
        <text:list-item>
          <text:p text:style-name="P1">Rispetto | Considerazione verso gli altri, le loro idee e opinioni.</text:p>
        </text:list-item>
        <text:list-item>
          <text:p text:style-name="P1">Pace | Stato di tranquillità e assenza di guerre.</text:p>
        </text:list-item>
        <text:list-item>
          <text:p text:style-name="P1">Segreto | Informazione riservata che non deve essere divulgata.</text:p>
        </text:list-item>
        <text:list-item>
          <text:p text:style-name="P1">Sole | Stessa stella che alimenta la vita sulla Terra.</text:p>
        </text:list-item>
        <text:list-item>
          <text:p text:style-name="P1">Sogno | Visita mentale e immaginativa durante il sonno.</text:p>
        </text:list-item>
        <text:list-item>
          <text:p text:style-name="P1">Sedia | Oggetto su cui si può sedere, generalmente con quattro gambe.</text:p>
        </text:list-item>
        <text:list-item>
          <text:p text:style-name="P1">Gioco | Attività ludica praticata per divertimento o educazione.</text:p>
        </text:list-item>
        <text:list-item>
          <text:p text:style-name="P1">Fumo | Vapori o gas che si sollevano da qualcosa di in fiamme.</text:p>
        </text:list-item>
        <text:list-item>
          <text:p text:style-name="P1">Oceano | Grande distesa d acqua salata che copre gran parte della superficie terrestre.</text:p>
        </text:list-item>
        <text:list-item>
          <text:p text:style-name="P1">Giro | Movimento rotatorio o percorso che si fa in cerchio.</text:p>
        </text:list-item>
        <text:list-item>
          <text:p text:style-name="P1">Muro | Struttura costruita per separare o proteggere uno spazio.</text:p>
        </text:list-item>
        <text:list-item>
          <text:p text:style-name="P1">Strada | Percorso asfaltato o naturale utilizzato per il transito di veicoli o pedoni.</text:p>
        </text:list-item>
        <text:list-item>
          <text:p text:style-name="P1">Orecchio | Organo che permette di percepire i suoni.</text:p>
        </text:list-item>
        <text:list-item>
          <text:p text:style-name="P1">Piano | Strumento musicale a corde battute, con tasti bianchi e neri.</text:p>
        </text:list-item>
        <text:list-item>
          <text:p text:style-name="P1">Luna | Satellite naturale della Terra che illumina la notte.</text:p>
        </text:list-item>
        <text:list-item>
          <text:p text:style-name="P1">Giro | Percorso circolare o rotazione su sé stessi.</text:p>
        </text:list-item>
        <text:list-item>
          <text:p text:style-name="P1">Cena | Pasto che si consuma la sera.</text:p>
        </text:list-item>
        <text:list-item>
          <text:p text:style-name="P1">Palla | Oggetto rotondo usato in molti sport.</text:p>
        </text:list-item>
        <text:list-item>
          <text:p text:style-name="P1">Vela | Tessuto che cattura il vento per spingere una barca o una nave.</text:p>
        </text:list-item>
        <text:list-item>
          <text:p text:style-name="P1">Sasso | Piccola pietra solida, che può essere utilizzata in vari modi.</text:p>
        </text:list-item>
        <text:list-item>
          <text:p text:style-name="P1">Ferro | Metallo pesante e resistente, usato in costruzioni e utensili.</text:p>
        </text:list-item>
        <text:list-item>
          <text:p text:style-name="P1">Vino | Bevanda alcolica ricavata dalla fermentazione dell uva.</text:p>
        </text:list-item>
        <text:list-item>
          <text:p text:style-name="P1">Piano | Documento che delinea obiettivi e azioni per raggiungerli.</text:p>
        </text:list-item>
        <text:list-item>
          <text:p text:style-name="P1">Cane | Animale domestico noto per la sua fedeltà e compagnia.</text:p>
        </text:list-item>
        <text:list-item>
          <text:p text:style-name="P1"><text:soft-page-break/>Gatto | Animale domestico, noto per la sua agilità e indipendenza.</text:p>
        </text:list-item>
        <text:list-item>
          <text:p text:style-name="P1">Gioco | Attività che stimola l immaginazione, spesso con regole o obiettivi.</text:p>
        </text:list-item>
        <text:list-item>
          <text:p text:style-name="P1">Fango | Terra umida e vischiosa, formata dalla combinazione di acqua e polvere.</text:p>
        </text:list-item>
        <text:list-item>
          <text:p text:style-name="P1">Luce | Energia visibile che rende possibile la visione.</text:p>
        </text:list-item>
        <text:list-item>
          <text:p text:style-name="P1">Fiore | Parte di una pianta che produce semi e spesso ha colori vivaci.</text:p>
        </text:list-item>
        <text:list-item>
          <text:p text:style-name="P1">Arco | Strumento a forma di curva usato per lanciare frecce.</text:p>
        </text:list-item>
        <text:list-item>
          <text:p text:style-name="P1">Stella | Corpo celeste che emette luce propria, come il Sole.</text:p>
        </text:list-item>
        <text:list-item>
          <text:p text:style-name="P1">Fango | Miscela di terra e acqua, che può essere vischiosa.</text:p>
        </text:list-item>
        <text:list-item>
          <text:p text:style-name="P1">Mente | Centro dei pensieri, dei ricordi e delle emozioni umane.</text:p>
        </text:list-item>
        <text:list-item>
          <text:p text:style-name="P1">Incommensurabilità | Proprietà di due grandezze che non possono essere confrontate con un rapporto di proporzionalità semplice.</text:p>
        </text:list-item>
        <text:list-item>
          <text:p text:style-name="P1">Supercalifragilistichespiralidoso | Parola inventata per descrivere qualcosa di eccezionalmente straordinario e fantastico.</text:p>
        </text:list-item>
        <text:list-item>
          <text:p text:style-name="P1">Psicopatologia | Studio delle malattie mentali e dei loro disturbi.</text:p>
        </text:list-item>
        <text:list-item>
          <text:p text:style-name="P1">Filosoficamente | In modo relativo alla filosofia, che riguarda la riflessione astratta e teorica.</text:p>
        </text:list-item>
        <text:list-item>
          <text:p text:style-name="P1">Elettromagnetismo | Fenomeno fisico che unisce i campi elettrici e magnetici, descrivendo la loro interazione.</text:p>
        </text:list-item>
        <text:list-item>
          <text:p text:style-name="P1">Ossimoro | Figura retorica che unisce due termini di significato opposto, creando una contraddizione apparente.</text:p>
        </text:list-item>
        <text:list-item>
          <text:p text:style-name="P1">Disassociazione | Separazione o distacco di idee, emozioni o identità.</text:p>
        </text:list-item>
        <text:list-item>
          <text:p text:style-name="P1">Metempsicosi | Dottrina della trasmigrazione dell anima da un corpo all altro dopo la morte.</text:p>
        </text:list-item>
        <text:list-item>
          <text:p text:style-name="P1">Idiosincrasia | Caratteristica particolare di una persona o di un gruppo, che li distingue dagli altri.</text:p>
        </text:list-item>
        <text:list-item>
          <text:p text:style-name="P1">Antropocentrismo | Visione del mondo che considera l essere umano come il centro di tutte le cose.</text:p>
        </text:list-item>
        <text:list-item>
          <text:p text:style-name="P1">Intransigente | Persona che non è disposta a fare concessioni o a scendere a compromessi.</text:p>
        </text:list-item>
        <text:list-item>
          <text:p text:style-name="P1">Olocausto | Periodo storico in cui milioni di persone, principalmente ebrei, furono uccise durante la Seconda Guerra Mondiale.</text:p>
        </text:list-item>
        <text:list-item>
          <text:p text:style-name="P1">Epistemologia | Studio della natura, delle origini e dei limiti della conoscenza umana.</text:p>
        </text:list-item>
        <text:list-item>
          <text:p text:style-name="P1">Antropomorfismo | Attribuzione di caratteristiche umane a esseri non umani, come animali o divinità.</text:p>
        </text:list-item>
        <text:list-item>
          <text:p text:style-name="P1">Epigenetica | Studio delle modificazioni ereditabili nell espressione dei geni che non alterano il DNA.</text:p>
        </text:list-item>
        <text:list-item>
          <text:p text:style-name="P1">Disfunzionalità | Condizione di un sistema o processo che non funziona correttamente.</text:p>
        </text:list-item>
        <text:list-item>
          <text:p text:style-name="P1">Pluridisciplinarità | Approccio che coinvolge diverse discipline o aree di studio per affrontare un problema complesso.</text:p>
        </text:list-item>
        <text:list-item>
          <text:p text:style-name="P1">Autocoscienza | Capacità di essere consapevoli di se stessi, dei propri pensieri, sentimenti e azioni.</text:p>
        </text:list-item>
        <text:list-item>
          <text:p text:style-name="P1">Fenomenologia | Studio delle esperienze soggettive e dei fenomeni come sono percepiti dalla coscienza.</text:p>
        </text:list-item>
        <text:list-item>
          <text:p text:style-name="P1">Ricombinazione | Processo mediante il quale gli elementi genetici si mescolano per formare nuove combinazioni.</text:p>
        </text:list-item>
        <text:list-item>
          <text:p text:style-name="P1">Microbiota | Insieme di microrganismi che vivono nel nostro corpo, particolarmente nell intestino.</text:p>
        </text:list-item>
        <text:list-item>
          <text:p text:style-name="P1">Sociobiologia | Studio dell influenza dei fattori biologici sui comportamenti sociali degli esseri viventi.</text:p>
        </text:list-item>
        <text:list-item>
          <text:p text:style-name="P1">Transdisciplinarietà | Approccio che va oltre le singole discipline per affrontare questioni complesse in modo integrato.</text:p>
        </text:list-item>
        <text:list-item>
          <text:p text:style-name="P1"><text:soft-page-break/>Ipertrofia | Crescita eccessiva o anomala di un organo o tessuto.</text:p>
        </text:list-item>
        <text:list-item>
          <text:p text:style-name="P1">Cacofonia | Un insieme di suoni dissonanti o sgradevoli, spesso usato in senso figurato per indicare confusione.</text:p>
        </text:list-item>
        <text:list-item>
          <text:p text:style-name="P1">Biocompatibilità | Capacità di un materiale di coesistere senza causare danni all organismo.</text:p>
        </text:list-item>
        <text:list-item>
          <text:p text:style-name="P1">Pseudoscienza | Sistema di conoscenze o pratiche che si presentano come scientifiche ma non lo sono.</text:p>
        </text:list-item>
        <text:list-item>
          <text:p text:style-name="P1">Determinismo | Teoria secondo cui ogni evento è determinato da cause antecedenti, negando il libero arbitrio.</text:p>
        </text:list-item>
        <text:list-item>
          <text:p text:style-name="P1">Neoliberalismo | Ideologia politica ed economica che promuove il libero mercato e la riduzione dell intervento statale.</text:p>
        </text:list-item>
        <text:list-item>
          <text:p text:style-name="P1">Frattalità | Proprietà di una struttura che si ripete su scala sempre più piccola, simile a se stessa.</text:p>
        </text:list-item>
        <text:list-item>
          <text:p text:style-name="P1">Ineluttabilità | Condizione di ciò che non può essere evitato o cambiato, inevitabile.</text:p>
        </text:list-item>
        <text:list-item>
          <text:p text:style-name="P1">Metafisica | Ramo della filosofia che studia la natura fondamentale della realtà, al di là dell esperienza sensoriale.</text:p>
        </text:list-item>
        <text:list-item>
          <text:p text:style-name="P1">Archetipico | Relativo a un archetipo, un modello originale che rappresenta una categoria universale.</text:p>
        </text:list-item>
        <text:list-item>
          <text:p text:style-name="P1">Transumanesimo | Movimento che promuove l uso delle tecnologie per migliorare le capacità umane, fisiche e mentali.</text:p>
        </text:list-item>
        <text:list-item>
          <text:p text:style-name="P1">Panpsichismo | Teoria filosofica secondo cui la coscienza è una proprietà universale di tutta la materia.</text:p>
        </text:list-item>
        <text:list-item>
          <text:p text:style-name="P1">Obsolescenza | Condizione di qualcosa che diventa inutilizzabile a causa del progresso tecnologico o della moda.</text:p>
        </text:list-item>
        <text:list-item>
          <text:p text:style-name="P1">Catastrofismo | Teoria che prevede grandi disastri futuri come inevitabili.</text:p>
        </text:list-item>
        <text:list-item>
          <text:p text:style-name="P1">Neuroplasticità | Capacità del cervello di adattarsi e cambiare attraverso l esperienza e l apprendimento.</text:p>
        </text:list-item>
        <text:list-item>
          <text:p text:style-name="P1">Interconnessione | Relazione tra elementi diversi che sono legati tra loro in un sistema complesso.</text:p>
        </text:list-item>
        <text:list-item>
          <text:p text:style-name="P1">Psicoanalisi | Teoria e metodo terapeutico sviluppato da Freud per comprendere l inconscio.</text:p>
        </text:list-item>
        <text:list-item>
          <text:p text:style-name="P1">Entropia | Misura del disordine o della casualità di un sistema, spesso utilizzata in termodinamica.</text:p>
        </text:list-item>
        <text:list-item>
          <text:p text:style-name="P1">Antropocentrismo | Visione del mondo che considera l essere umano come l entità centrale dell universo.</text:p>
        </text:list-item>
        <text:list-item>
          <text:p text:style-name="P1">Bioetica | Disciplina che studia le implicazioni etiche delle scienze biologiche e mediche.</text:p>
        </text:list-item>
        <text:list-item>
          <text:p text:style-name="P1">Empatia | Capacità di comprendere e condividere i sentimenti di un altra persona.</text:p>
        </text:list-item>
        <text:list-item>
          <text:p text:style-name="P1">Equilibrio | Stato di armonia e stabilità, sia fisica che psicologica.</text:p>
        </text:list-item>
        <text:list-item>
          <text:p text:style-name="P1">Conflitto | Disaccordo o lotta tra due o più parti, che può essere fisico o ideologico.</text:p>
        </text:list-item>
        <text:list-item>
          <text:p text:style-name="P1">Simpatia | Sentimento di affetto e comprensione verso qualcuno.</text:p>
        </text:list-item>
        <text:list-item>
          <text:p text:style-name="P1">Resilienza | Capacità di affrontare e superare difficoltà o traumi.</text:p>
        </text:list-item>
        <text:list-item>
          <text:p text:style-name="P1">Dinamica | Studio dei movimenti e delle forze che agiscono su un corpo o sistema.</text:p>
        </text:list-item>
        <text:list-item>
          <text:p text:style-name="P1">Sostenibilità | Capacità di mantenere un equilibrio senza esaurire risorse per le generazioni future.</text:p>
        </text:list-item>
        <text:list-item>
          <text:p text:style-name="P1">Concentrazione | Atto di focalizzarsi intensamente su un attività o pensiero.</text:p>
        </text:list-item>
        <text:list-item>
          <text:p text:style-name="P1">Innovazione | Introduzione di nuove idee, metodi o tecnologie in un campo specifico.</text:p>
        </text:list-item>
        <text:list-item>
          <text:p text:style-name="P1">Accettazione | Atteggiamento di apertura e tolleranza verso qualcosa o qualcuno.</text:p>
        </text:list-item>
        <text:list-item>
          <text:p text:style-name="P1">Progressione | Sviluppo o avanzamento di un processo, di una persona o di un idea.</text:p>
        </text:list-item>
        <text:list-item>
          <text:p text:style-name="P1">Integrazione | Processo di unione o inclusione di elementi diversi in un tutto armonioso.</text:p>
        </text:list-item>
        <text:list-item>
          <text:p text:style-name="P1">Riflessione | Pensiero profondo e meditato su un argomento o esperienza.</text:p>
        </text:list-item>
        <text:list-item>
          <text:p text:style-name="P1"><text:soft-page-break/>Curiosità | Desiderio di conoscere e comprendere il mondo circostante.</text:p>
        </text:list-item>
        <text:list-item>
          <text:p text:style-name="P1">Pianificazione | Atto di organizzare le azioni future in modo strategico per raggiungere un obiettivo.</text:p>
        </text:list-item>
        <text:list-item>
          <text:p text:style-name="P1">Intuizione | Conoscenza immediata di qualcosa senza bisogno di ragionamenti logici.</text:p>
        </text:list-item>
        <text:list-item>
          <text:p text:style-name="P1">Autocritica | Capacità di esaminare i propri errori o difetti per migliorare.</text:p>
        </text:list-item>
        <text:list-item>
          <text:p text:style-name="P1">Collaborazione | Lavoro congiunto tra persone o gruppi per raggiungere un obiettivo comune.</text:p>
        </text:list-item>
        <text:list-item>
          <text:p text:style-name="P1">Semplicità | Caratteristica di essere chiari e diretti, senza complessità superflue.</text:p>
        </text:list-item>
        <text:list-item>
          <text:p text:style-name="P1">Eccellenza | Condizione di essere particolarmente bravo in un determinato campo o attività.</text:p>
        </text:list-item>
        <text:list-item>
          <text:p text:style-name="P1">Determinazione | Fermezza nel perseguire un obiettivo nonostante gli ostacoli.</text:p>
        </text:list-item>
        <text:list-item>
          <text:p text:style-name="P1">Condivisione | Atto di distribuire o mettere in comune qualcosa con gli altri.</text:p>
        </text:list-item>
        <text:list-item>
          <text:p text:style-name="P1">Adattabilità | Capacità di modificarsi per rispondere a nuove circostanze o esigenze.</text:p>
        </text:list-item>
        <text:list-item>
          <text:p text:style-name="P1">Vigilanza | Stato di attenzione costante per evitare pericoli o minacce.</text:p>
        </text:list-item>
        <text:list-item>
          <text:p text:style-name="P1">Autonomia | Capacità di agire e prendere decisioni senza dipendere da altri.</text:p>
        </text:list-item>
        <text:list-item>
          <text:p text:style-name="P1">Autodisciplina | Capacità di controllare se stessi e le proprie azioni per raggiungere obiettivi a lungo termine.</text:p>
        </text:list-item>
        <text:list-item>
          <text:p text:style-name="P1">Diversità | Presenza di differenze tra persone, culture, idee o ambienti.</text:p>
        </text:list-item>
        <text:list-item>
          <text:p text:style-name="P1">Evoluzione | Processo di cambiamento e sviluppo nel tempo, soprattutto in ambito biologico.</text:p>
        </text:list-item>
        <text:list-item>
          <text:p text:style-name="P1">Rendita | Somma di denaro che si guadagna in modo regolare grazie a un investimento o proprietà.</text:p>
        </text:list-item>
        <text:list-item>
          <text:p text:style-name="P1">Adrenalina | Ormone che prepara il corpo a situazioni di emergenza o stress, aumentando energia e reattività.</text:p>
        </text:list-item>
        <text:list-item>
          <text:p text:style-name="P1">Incertezza | Stato di mancanza di chiarezza o conoscenza su un fatto o situazione futura.</text:p>
        </text:list-item>
        <text:list-item>
          <text:p text:style-name="P1">Tolleranza | Rispetto delle differenze di opinioni, credenze o comportamenti altrui.</text:p>
        </text:list-item>
        <text:list-item>
          <text:p text:style-name="P1">Soggettività | Caratteristica di essere influenzato dalle proprie percezioni, emozioni e opinioni.</text:p>
        </text:list-item>
        <text:list-item>
          <text:p text:style-name="P1">Prevenzione | Azione volta a evitare il verificarsi di danni o eventi negativi.</text:p>
        </text:list-item>
        <text:list-item>
          <text:p text:style-name="P1">Strategia | Pianificazione a lungo termine per raggiungere un obiettivo, in particolare in ambito competitivo.</text:p>
        </text:list-item>
        <text:list-item>
          <text:p text:style-name="P1">Competenza | Capacità di eseguire un compito con abilità e conoscenza adeguate.</text:p>
        </text:list-item>
        <text:list-item>
          <text:p text:style-name="P1">Semplicità | Caratteristica di essere semplice, senza complicazioni inutili.</text:p>
        </text:list-item>
        <text:list-item>
          <text:p text:style-name="P1">Affidabilità | Qualità di una persona o cosa che può essere considerata sicura e degna di fiducia.</text:p>
        </text:list-item>
        <text:list-item>
          <text:p text:style-name="P1">Entusiasmo | Forte sentimento di eccitazione e passione per qualcosa.</text:p>
        </text:list-item>
        <text:list-item>
          <text:p text:style-name="P1">Sogno | Esperienza mentale vissuta durante il sonno, spesso legata a desideri e paure.</text:p>
        </text:list-item>
        <text:list-item>
          <text:p text:style-name="P1">Rivoluzione | Cambiamento profondo e radicale in un sistema politico, sociale o culturale.</text:p>
        </text:list-item>
        <text:list-item>
          <text:p text:style-name="P1">Ottimismo | Attitudine positiva e fiduciosa verso il futuro.</text:p>
        </text:list-item>
        <text:list-item>
          <text:p text:style-name="P1">Tattica | Strategie utilizzate per raggiungere obiettivi a breve termine in un contesto competitivo.</text:p>
        </text:list-item>
        <text:list-item>
          <text:p text:style-name="P1">Integrazione | Processo di incorporazione di nuovi elementi o persone in un sistema o gruppo.</text:p>
        </text:list-item>
        <text:list-item>
          <text:p text:style-name="P1">Paradosso | Affermazione che sembra contraddire la logica ma che può contenere una verità più profon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02:18:44.823000000</meta:creation-date>
    <dc:date>2025-02-01T02:20:14.114000000</dc:date>
    <meta:editing-duration>PT1M30S</meta:editing-duration>
    <meta:editing-cycles>1</meta:editing-cycles>
    <meta:document-statistic meta:table-count="0" meta:image-count="0" meta:object-count="0" meta:page-count="8" meta:paragraph-count="322" meta:word-count="4148" meta:character-count="25896" meta:non-whitespace-character-count="22392"/>
    <meta:generator>LibreOffice/24.8.4.2$Windows_X86_64 LibreOffice_project/bb3cfa12c7b1bf994ecc5649a80400d06cd71002</meta:generator>
  </office:meta>
</office:document-meta>
</file>